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ackground-color="#cc66ff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6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7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8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39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4-05-24 09:26:45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3" office:value-type="string" calcext:value-type="string">
            <text:p>2015-06-24 09:26:46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6.52246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1:52.882916263</dc:date>
    <dc:creator>Raphael </dc:creator>
    <meta:editing-duration>PT20H9M22S</meta:editing-duration>
    <meta:editing-cycles>76</meta:editing-cycles>
    <meta:document-statistic meta:table-count="23" meta:cell-count="8026" meta:object-count="0"/>
  </office:meta>
</office:document-meta>
</file>